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Attributes.CommonAttributes( boolean loadEnabled , boolean saveEnabled , Boolean leni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XPathBindingBuilderBase.enableLogging(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onAttributes.isLoadEnabled( String dir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Attributes.CommonAttributes( String direction , String leni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XPathBindingBuilderBase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Attributes.isSaveEnabled( String dir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Attributes.decideLeniency( String lenienc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XPathBindingBuilderBase.getCommonAttributes( Element bindingEl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